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224cm" fo:min-width="0.0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635cm" svg:x="1.272cm" svg:y="1.456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.272cm" svg:y="2.65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3.772cm" svg:y="2.65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2.372cm" svg:y="1.45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3.772cm" svg:y="1.45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2.372cm" svg:y="2.65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1.172cm" svg:y="3.85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2.572cm" svg:y="3.8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35cm" svg:height="0.635cm" svg:x="3.772cm" svg:y="3.856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71cm" svg:height="0.67cm" svg:x="1.272cm" svg:y="5.156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3:16:31.331268370</meta:creation-date>
    <dc:date>2020-10-01T15:12:01.307245214</dc:date>
    <meta:editing-duration>PT16M30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